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itre 2:Modèle logique, le modèle relationnel</text:p>
      <text:p text:style-name="Standard"/>
      <text:p text:style-name="Standard"/>
      <text:p text:style-name="P1">1)Différents modèle de fichier</text:p>
      <text:p text:style-name="Standard"/>
      <text:p text:style-name="Standard">-Modèle simple : fichier texte avec des « ; » entres les différents infos colonne de la ligne.</text:p>
      <text:p text:style-name="Standard">-modèle hiérarchique</text:p>
      <text:p text:style-name="Standard">-modèle réseau</text:p>
      <text:p text:style-name="Standard">-modèle relationnel</text:p>
      <text:p text:style-name="Standard">-Modèle orienté objets</text:p>
      <text:p text:style-name="Standard"/>
      <text:p text:style-name="Standard"/>
      <text:p text:style-name="Standard"/>
      <text:p text:style-name="P1">2)Modèle relationnel</text:p>
      <text:p text:style-name="Standard"/>
      <text:p text:style-name="P3">Contrainte d'intégrité :</text:p>
      <text:p text:style-name="Standard"/>
      <text:p text:style-name="Standard">-contrainte de domaine</text:p>
      <text:p text:style-name="Standard">-contrainte de clé</text:p>
      <text:p text:style-name="Standard">-contrainte obligatoire(pas de valeur manquante)</text:p>
      <text:p text:style-name="Standard">-contrainte d'intégrité référent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agonkill </meta:initial-creator>
    <meta:creation-date>2011-09-22T10:06:10</meta:creation-date>
    <dc:date>2011-09-22T10:33:50</dc:date>
    <dc:creator>Dragonkill </dc:creator>
    <meta:editing-duration>PT27M41S</meta:editing-duration>
    <meta:editing-cycles>4</meta:editing-cycles>
    <meta:generator>LibreOffice/3.3$Linux LibreOffice_project/330m19$Build-301</meta:generator>
    <meta:document-statistic meta:table-count="0" meta:image-count="0" meta:object-count="0" meta:page-count="1" meta:paragraph-count="13" meta:word-count="56" meta:character-count="416"/>
  </office:meta>
</office:document-meta>
</file>